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co9" style:family="table-column">
      <style:table-column-properties fo:break-before="auto" style:column-width="3.935cm"/>
    </style:style>
    <style:style style:name="co10" style:family="table-column">
      <style:table-column-properties fo:break-before="auto" style:column-width="2.893cm"/>
    </style:style>
    <style:style style:name="co11" style:family="table-column">
      <style:table-column-properties fo:break-before="auto" style:column-width="3.683cm"/>
    </style:style>
    <style:style style:name="co12" style:family="table-column">
      <style:table-column-properties fo:break-before="auto" style:column-width="3.657cm"/>
    </style:style>
    <style:style style:name="co13" style:family="table-column">
      <style:table-column-properties fo:break-before="auto" style:column-width="4.355cm"/>
    </style:style>
    <style:style style:name="co14" style:family="table-column">
      <style:table-column-properties fo:break-before="auto" style:column-width="6.249cm"/>
    </style:style>
    <style:style style:name="co15" style:family="table-column">
      <style:table-column-properties fo:break-before="auto" style:column-width="5.96cm"/>
    </style:style>
    <style:style style:name="co16" style:family="table-column">
      <style:table-column-properties fo:break-before="auto" style:column-width="4.54cm"/>
    </style:style>
    <style:style style:name="co17" style:family="table-column">
      <style:table-column-properties fo:break-before="auto" style:column-width="10.049cm"/>
    </style:style>
    <style:style style:name="ro1" style:family="table-row">
      <style:table-row-properties style:row-height="0.894cm" fo:break-before="auto" style:use-optimal-row-height="true"/>
    </style:style>
    <style:style style:name="ro2" style:family="table-row">
      <style:table-row-properties style:row-height="3.422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4.26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5.106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0.473cm" fo:break-before="auto" style:use-optimal-row-height="true"/>
    </style:style>
    <style:style style:name="ro13" style:family="table-row">
      <style:table-row-properties style:row-height="1.84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5.95cm" fo:break-before="auto" style:use-optimal-row-height="true"/>
    </style:style>
    <style:style style:name="ro16" style:family="table-row">
      <style:table-row-properties style:row-height="2.2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07">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07">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cm"/>
    </style:style>
    <style:style style:name="ce28" style:family="table-cell" style:parent-style-name="Default">
      <style:table-cell-properties style:text-align-source="value-type" style:repeat-content="false" style:vertical-align="top"/>
    </style:style>
    <style:style style:name="ce29" style:family="table-cell" style:parent-style-name="Default" style:data-style-name="N100">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0" style:family="table-cell" style:parent-style-name="Default">
      <style:table-cell-properties fo:wrap-option="no-wrap" style:vertical-align="top"/>
      <style:text-properties style:font-name="Arial" fo:font-size="10pt" style:font-size-asian="10pt" style:font-size-complex="10pt"/>
    </style:style>
    <style:style style:name="ce31" style:family="table-cell" style:parent-style-name="Default" style:data-style-name="N100">
      <style:table-cell-properties fo:wrap-option="no-wrap" style:vertical-align="top"/>
      <style:text-properties style:font-name="Arial" fo:font-size="10pt" style:font-size-asian="10pt" style:font-size-complex="10pt"/>
    </style:style>
    <style:style style:name="ce32" style:family="table-cell" style:parent-style-name="Default" style:data-style-name="N100">
      <style:table-cell-properties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3" style:family="table-cell" style:parent-style-name="Default" style:data-style-name="N100">
      <style:table-cell-properties fo:background-color="#ffff00"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5" style:family="table-cell" style:parent-style-name="Default" style:data-style-name="N100">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36" style:family="table-cell" style:parent-style-name="Default" style:data-style-name="N107">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37" style:family="table-cell" style:parent-style-name="Default" style:data-style-name="N107">
      <style:table-cell-properties style:text-align-source="fix" style:repeat-content="false" fo:wrap-option="no-wrap" style:vertical-align="top"/>
      <style:paragraph-properties fo:text-align="justify" fo:margin-left="0cm"/>
      <style:text-properties style:font-name="Arial" fo:font-size="10pt" style:font-size-asian="10pt" style:font-size-complex="10pt"/>
    </style:style>
    <style:style style:name="ce3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fo:background-color="#ffff00" style:text-align-source="fix" style:repeat-content="false" fo:wrap-option="wrap" style:vertical-align="top"/>
      <style:paragraph-properties fo:text-align="center" fo:margin-left="0cm"/>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style:text-align-source="fix" style:repeat-content="false" fo:wrap-option="wrap" style:vertical-align="top"/>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4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47"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10pt" style:font-size-asian="10pt" style:font-size-complex="10pt"/>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text-align-source="fix" style:repeat-content="false" fo:wrap-option="no-wrap" style:vertical-align="top"/>
      <style:paragraph-properties fo:text-align="center" fo:margin-left="0cm"/>
    </style:style>
    <style:style style:name="ce51" style:family="table-cell" style:parent-style-name="Default">
      <style:table-cell-properties fo:wrap-option="no-wrap" style:vertical-align="top"/>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8"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3">Desprendimiento de masas de hielo y/o nieve. </text:span><text:span text:style-name="T4">Palabras </text:span><text:span text:style-name="T4">claves: </text:span><text:span text:style-name="T5">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8">.</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6">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Landslide</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7">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7">
          <table:table-cell office:value-type="string">
            <text:p>ERUPTION</text:p>
          </table:table-cell>
          <table:table-cell office:value-type="string">
            <text:p>FF0000</text:p>
          </table:table-cell>
          <table:table-cell office:value-type="string">
            <text:p>VOLCAN</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8">
          <table:table-cell office:value-type="string">
            <text:p>STRUCTURE</text:p>
          </table:table-cell>
          <table:table-cell office:value-type="string">
            <text:p>CCCCCC</text:p>
          </table:table-cell>
          <table:table-cell office:value-type="string">
            <text:p>ESTRUCTURAL</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9">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9">
          <table:table-cell office:value-type="string">
            <text:p>HAILSTORM</text:p>
          </table:table-cell>
          <table:table-cell office:value-type="string">
            <text:p>00CCCC</text:p>
          </table:table-cell>
          <table:table-cell office:value-type="string">
            <text:p>GRANIZOS</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9">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10">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5">
          <table:table-cell office:value-type="string">
            <text:p>FLOOD</text:p>
          </table:table-cell>
          <table:table-cell office:value-type="string">
            <text:p>004586</text:p>
          </table:table-cell>
          <table:table-cell office:value-type="string">
            <text:p>INUNDACION</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1">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2">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9">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1">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5">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7">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text:span><text:span text:style-name="T7">Heatwave – although a –Heatwave- may occur </text:span><text:span text:style-name="T7">during a period of 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text:span><text:span text:style-name="T7">Heatwave – although a –Heatwave- may occur </text:span><text:span text:style-name="T7">during a period of drought. </text:span></text:p>
          </table:table-cell>
          <table:table-cell table:number-columns-repeated="243"/>
        </table:table-row>
        <table:table-row table:style-name="ro5">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7">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table:table table:name="DI_Cause" table:style-name="ta1" table:print="false">
        <office:forms form:automatic-focus="false" form:apply-design-mode="false"/>
        <table:table-column table:style-name="co9" table:default-cell-style-name="ce31"/>
        <table:table-column table:style-name="co10" table:default-cell-style-name="ce32"/>
        <table:table-column table:style-name="co3" table:default-cell-style-name="ce35"/>
        <table:table-column table:style-name="co11" table:default-cell-style-name="ce31"/>
        <table:table-column table:style-name="co12" table:default-cell-style-name="ce37"/>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7" table:number-columns-repeated="2" table:default-cell-style-name="ce47"/>
        <table:table-column table:style-name="co17" table:default-cell-style-name="ce47"/>
        <table:table-column table:style-name="co7" table:default-cell-style-name="ce47"/>
        <table:table-column table:style-name="co8" table:number-columns-repeated="240" table:default-cell-style-name="ce31"/>
        <table:table-column table:style-name="co8" table:number-columns-repeated="3" table:default-cell-style-name="ce51"/>
        <table:table-row table:style-name="ro12">
          <table:table-cell table:style-name="ce29" office:value-type="string">
            <text:p>CauseId</text:p>
          </table:table-cell>
          <table:table-cell table:style-name="ce29" office:value-type="string">
            <text:p>CauseRGBColor</text:p>
          </table:table-cell>
          <table:table-cell table:style-name="ce33" office:value-type="string">
            <text:p>CauseKeyWords</text:p>
          </table:table-cell>
          <table:table-cell table:style-name="ce29" office:value-type="string">
            <text:p>CauseCreationDate</text:p>
          </table:table-cell>
          <table:table-cell table:style-name="ce36" office:value-type="string">
            <text:p>CauseLastUpdate</text:p>
          </table:table-cell>
          <table:table-cell table:style-name="ce29" office:value-type="string">
            <text:p>CauseName(spa)</text:p>
          </table:table-cell>
          <table:table-cell table:style-name="ce29" office:value-type="string">
            <text:p>CauseName(eng)</text:p>
          </table:table-cell>
          <table:table-cell table:style-name="ce29" office:value-type="string">
            <text:p>CauseName(fre)</text:p>
          </table:table-cell>
          <table:table-cell table:style-name="ce29" office:value-type="string">
            <text:p>CauseName(por)</text:p>
          </table:table-cell>
          <table:table-cell table:style-name="ce41" office:value-type="string">
            <text:p>CauseDesc(spa)</text:p>
          </table:table-cell>
          <table:table-cell table:style-name="ce41" office:value-type="string">
            <text:p>CauseDesc(eng)</text:p>
          </table:table-cell>
          <table:table-cell table:style-name="ce41" office:value-type="string">
            <text:p>CauseDesc(fre)</text:p>
          </table:table-cell>
          <table:table-cell table:style-name="ce41" office:value-type="string">
            <text:p>CauseDesc(por)</text:p>
          </table:table-cell>
          <table:table-cell table:style-name="ce32" table:number-columns-repeated="240"/>
          <table:table-cell table:style-name="ce50" table:number-columns-repeated="3"/>
        </table:table-row>
        <table:table-row table:style-name="ro1">
          <table:table-cell table:style-name="ce30" office:value-type="string">
            <text:p>UNKNOWN</text:p>
          </table:table-cell>
          <table:table-cell office:value-type="string">
            <text:p>C6E0D5</text:p>
          </table:table-cell>
          <table:table-cell table:style-name="ce34" office:value-type="string">
            <text:p>DESCONOCIDA</text:p>
          </table:table-cell>
          <table:table-cell office:value-type="string">
            <text:p>2007-11-21 00:00:00</text:p>
          </table:table-cell>
          <table:table-cell office:value-type="date" office:date-value="2008-01-01">
            <text:p>2008-01-01 00:00:00</text:p>
          </table:table-cell>
          <table:table-cell table:style-name="ce30" office:value-type="string">
            <text:p>Desconocida</text:p>
          </table:table-cell>
          <table:table-cell table:style-name="ce38" office:value-type="string">
            <text:p>Unknown</text:p>
          </table:table-cell>
          <table:table-cell table:style-name="ce39" office:value-type="string">
            <text:p>Inconnue </text:p>
          </table:table-cell>
          <table:table-cell table:style-name="ce38" office:value-type="string">
            <text:p>Erosão</text:p>
          </table:table-cell>
          <table:table-cell table:style-name="ce42" office:value-type="string">
            <text:p>No se conoce ni existe aclaración de la causa que provocó el evento. </text:p>
          </table:table-cell>
          <table:table-cell table:style-name="ce18"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18" office:value-type="string">
            <text:p>The cause of the event is unknown and there is no explanation for the event.</text:p>
          </table:table-cell>
          <table:table-cell table:number-columns-repeated="243"/>
        </table:table-row>
        <table:table-row table:style-name="ro3">
          <table:table-cell table:style-name="ce30" office:value-type="string">
            <text:p>ATMOSPHCONDITION</text:p>
          </table:table-cell>
          <table:table-cell office:value-type="string">
            <text:p>B2BC4D</text:p>
          </table:table-cell>
          <table:table-cell table:style-name="ce34" office:value-type="string">
            <text:p>CONDATMOSFERICAS;COND. ATMOSFER</text:p>
          </table:table-cell>
          <table:table-cell office:value-type="string">
            <text:p>2007-11-21 00:00:00</text:p>
          </table:table-cell>
          <table:table-cell office:value-type="date" office:date-value="2008-01-01">
            <text:p>2008-01-01 00:00:00</text:p>
          </table:table-cell>
          <table:table-cell table:style-name="ce30" office:value-type="string">
            <text:p>Condiciones atmosféricas</text:p>
          </table:table-cell>
          <table:table-cell table:style-name="ce38" office:value-type="string">
            <text:p>Atmospheric conditions</text:p>
          </table:table-cell>
          <table:table-cell table:style-name="ce39" office:value-type="string">
            <text:p>Conditions atmosphériques</text:p>
          </table:table-cell>
          <table:table-cell table:style-name="ce38" office:value-type="string">
            <text:p>Actividade vulcânica</text:p>
          </table:table-cell>
          <table:table-cell table:style-name="ce4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6">
          <table:table-cell table:style-name="ce30" office:value-type="string">
            <text:p>BEHAVIOR</text:p>
          </table:table-cell>
          <table:table-cell office:value-type="string">
            <text:p>47A5CA</text:p>
          </table:table-cell>
          <table:table-cell table:style-name="ce34" office:value-type="string">
            <text:p>COMPORTAMIENTO</text:p>
          </table:table-cell>
          <table:table-cell office:value-type="string">
            <text:p>2007-11-21 00:00:00</text:p>
          </table:table-cell>
          <table:table-cell office:value-type="date" office:date-value="2008-01-01">
            <text:p>2008-01-01 00:00:00</text:p>
          </table:table-cell>
          <table:table-cell table:style-name="ce30" office:value-type="string">
            <text:p>Comportamiento</text:p>
          </table:table-cell>
          <table:table-cell table:style-name="ce38" office:value-type="string">
            <text:p>Behaviour</text:p>
          </table:table-cell>
          <table:table-cell table:style-name="ce39" office:value-type="string">
            <text:p>Comportement</text:p>
          </table:table-cell>
          <table:table-cell table:style-name="ce38" office:value-type="string">
            <text:p>Fuga</text:p>
          </table:table-cell>
          <table:table-cell table:style-name="ce4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30" office:value-type="string">
            <text:p>CONTAMINATION</text:p>
          </table:table-cell>
          <table:table-cell office:value-type="string">
            <text:p>AB7923</text:p>
          </table:table-cell>
          <table:table-cell table:style-name="ce34" office:value-type="string">
            <text:p>CONTAMINACION</text:p>
          </table:table-cell>
          <table:table-cell office:value-type="string">
            <text:p>2007-11-21 00:00:00</text:p>
          </table:table-cell>
          <table:table-cell office:value-type="date" office:date-value="2008-01-01">
            <text:p>2008-01-01 00:00:00</text:p>
          </table:table-cell>
          <table:table-cell table:style-name="ce30" office:value-type="string">
            <text:p>Contaminación</text:p>
          </table:table-cell>
          <table:table-cell table:style-name="ce38" office:value-type="string">
            <text:p>Contamination</text:p>
          </table:table-cell>
          <table:table-cell table:style-name="ce39" office:value-type="string">
            <text:p>Pollution</text:p>
          </table:table-cell>
          <table:table-cell table:style-name="ce38" office:value-type="string">
            <text:p>Explosão</text:p>
          </table:table-cell>
          <table:table-cell table:style-name="ce42"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30" office:value-type="string">
            <text:p>SHORTCIRCUIT</text:p>
          </table:table-cell>
          <table:table-cell office:value-type="string">
            <text:p>375E71</text:p>
          </table:table-cell>
          <table:table-cell table:style-name="ce34" office:value-type="string">
            <text:p>CORTOCIRCUITO</text:p>
          </table:table-cell>
          <table:table-cell office:value-type="string">
            <text:p>2007-11-21 00:00:00</text:p>
          </table:table-cell>
          <table:table-cell office:value-type="date" office:date-value="2008-01-01">
            <text:p>2008-01-01 00:00:00</text:p>
          </table:table-cell>
          <table:table-cell table:style-name="ce30" office:value-type="string">
            <text:p>Cortocircuito</text:p>
          </table:table-cell>
          <table:table-cell table:style-name="ce38" office:value-type="string">
            <text:p>Short-circuit</text:p>
          </table:table-cell>
          <table:table-cell table:style-name="ce39" office:value-type="string">
            <text:p>Court-circuit</text:p>
          </table:table-cell>
          <table:table-cell table:style-name="ce38" office:value-type="string">
            <text:p>Falhas</text:p>
          </table:table-cell>
          <table:table-cell table:style-name="ce4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30" office:value-type="string">
            <text:p>OVERFLOW</text:p>
          </table:table-cell>
          <table:table-cell office:value-type="string">
            <text:p>439500</text:p>
          </table:table-cell>
          <table:table-cell table:style-name="ce34" office:value-type="string">
            <text:p>DESBORDAMIENTO</text:p>
          </table:table-cell>
          <table:table-cell office:value-type="string">
            <text:p>2007-11-21 00:00:00</text:p>
          </table:table-cell>
          <table:table-cell office:value-type="date" office:date-value="2008-01-01">
            <text:p>2008-01-01 00:00:00</text:p>
          </table:table-cell>
          <table:table-cell table:style-name="ce30" office:value-type="string">
            <text:p>Desbordamiento</text:p>
          </table:table-cell>
          <table:table-cell table:style-name="ce38" office:value-type="string">
            <text:p>Overflow</text:p>
          </table:table-cell>
          <table:table-cell table:style-name="ce39" office:value-type="string">
            <text:p>Crue</text:p>
          </table:table-cell>
          <table:table-cell table:style-name="ce38" office:value-type="string">
            <text:p>Inundações</text:p>
          </table:table-cell>
          <table:table-cell table:style-name="ce4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30" office:value-type="string">
            <text:p>LANDSLIDE</text:p>
          </table:table-cell>
          <table:table-cell office:value-type="string">
            <text:p>D3B5B0</text:p>
          </table:table-cell>
          <table:table-cell table:style-name="ce34" office:value-type="string">
            <text:p>DESLIZAMIENTO</text:p>
          </table:table-cell>
          <table:table-cell office:value-type="string">
            <text:p>2007-11-21 00:00:00</text:p>
          </table:table-cell>
          <table:table-cell office:value-type="date" office:date-value="2008-01-01">
            <text:p>2008-01-01 00:00:00</text:p>
          </table:table-cell>
          <table:table-cell table:style-name="ce30" office:value-type="string">
            <text:p>Deslizamiento</text:p>
          </table:table-cell>
          <table:table-cell table:style-name="ce38" office:value-type="string">
            <text:p>Landslide</text:p>
          </table:table-cell>
          <table:table-cell table:style-name="ce39" office:value-type="string">
            <text:p>Glissement de terrain</text:p>
          </table:table-cell>
          <table:table-cell table:style-name="ce38" office:value-type="string">
            <text:p>Inversão térmica</text:p>
          </table:table-cell>
          <table:table-cell table:style-name="ce4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6">
          <table:table-cell table:style-name="ce30" office:value-type="string">
            <text:p>DETERIORATION</text:p>
          </table:table-cell>
          <table:table-cell office:value-type="string">
            <text:p>EE9244</text:p>
          </table:table-cell>
          <table:table-cell table:style-name="ce34" office:value-type="string">
            <text:p>DETERIORO</text:p>
          </table:table-cell>
          <table:table-cell office:value-type="string">
            <text:p>2007-11-21 00:00:00</text:p>
          </table:table-cell>
          <table:table-cell office:value-type="date" office:date-value="2008-01-01">
            <text:p>2008-01-01 00:00:00</text:p>
          </table:table-cell>
          <table:table-cell table:style-name="ce30" office:value-type="string">
            <text:p>Deterioro</text:p>
          </table:table-cell>
          <table:table-cell table:style-name="ce38" office:value-type="string">
            <text:p>Deterioration</text:p>
          </table:table-cell>
          <table:table-cell table:style-name="ce39" office:value-type="string">
            <text:p>Détérioration</text:p>
          </table:table-cell>
          <table:table-cell table:style-name="ce38" office:value-type="string">
            <text:p>Local</text:p>
          </table:table-cell>
          <table:table-cell table:style-name="ce4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30" office:value-type="string">
            <text:p>DESIGNERROR</text:p>
          </table:table-cell>
          <table:table-cell office:value-type="string">
            <text:p>553064</text:p>
          </table:table-cell>
          <table:table-cell table:style-name="ce34" office:value-type="string">
            <text:p>DISEÑO</text:p>
          </table:table-cell>
          <table:table-cell office:value-type="string">
            <text:p>2007-11-21 00:00:00</text:p>
          </table:table-cell>
          <table:table-cell office:value-type="date" office:date-value="2008-01-01">
            <text:p>2008-01-01 00:00:00</text:p>
          </table:table-cell>
          <table:table-cell table:style-name="ce30" office:value-type="string">
            <text:p>Diseño</text:p>
          </table:table-cell>
          <table:table-cell table:style-name="ce38" office:value-type="string">
            <text:p>Design</text:p>
          </table:table-cell>
          <table:table-cell table:style-name="ce39" office:value-type="string">
            <text:p>Dessin</text:p>
          </table:table-cell>
          <table:table-cell table:style-name="ce38" office:value-type="string">
            <text:p>Pluviosidade</text:p>
          </table:table-cell>
          <table:table-cell table:style-name="ce4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48"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5">
          <table:table-cell table:style-name="ce30" office:value-type="string">
            <text:p>ENSO_KID</text:p>
          </table:table-cell>
          <table:table-cell office:value-type="string">
            <text:p>13CCE4</text:p>
          </table:table-cell>
          <table:table-cell table:style-name="ce34" office:value-type="string">
            <text:p>ELNIÑO</text:p>
          </table:table-cell>
          <table:table-cell office:value-type="string">
            <text:p>2007-11-21 00:00:00</text:p>
          </table:table-cell>
          <table:table-cell office:value-type="date" office:date-value="2008-01-01">
            <text:p>2008-01-01 00:00:00</text:p>
          </table:table-cell>
          <table:table-cell table:style-name="ce30" office:value-type="string">
            <text:p>El Niño</text:p>
          </table:table-cell>
          <table:table-cell table:style-name="ce38" office:value-type="string">
            <text:p>El Niño – Southern Oscillation (ENSO)</text:p>
          </table:table-cell>
          <table:table-cell table:style-name="ce39" office:value-type="string">
            <text:p>Le Niño</text:p>
          </table:table-cell>
          <table:table-cell table:style-name="ce38" office:value-type="string">
            <text:p>Nevoeiro</text:p>
          </table:table-cell>
          <table:table-cell table:style-name="ce4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30" office:value-type="string">
            <text:p>ENSO_GIRL</text:p>
          </table:table-cell>
          <table:table-cell office:value-type="string">
            <text:p>9F7FDC</text:p>
          </table:table-cell>
          <table:table-cell table:style-name="ce34" office:value-type="string">
            <text:p>LANIÑA</text:p>
          </table:table-cell>
          <table:table-cell office:value-type="string">
            <text:p>2007-11-21 00:00:00</text:p>
          </table:table-cell>
          <table:table-cell office:value-type="date" office:date-value="2008-01-01">
            <text:p>2008-01-01 00:00:00</text:p>
          </table:table-cell>
          <table:table-cell table:style-name="ce30" office:value-type="string">
            <text:p>La Niña</text:p>
          </table:table-cell>
          <table:table-cell table:style-name="ce38" office:value-type="string">
            <text:p>La Niña (Pacific cold episode)</text:p>
          </table:table-cell>
          <table:table-cell table:style-name="ce40" office:value-type="string">
            <text:p>La Niña</text:p>
          </table:table-cell>
          <table:table-cell table:style-name="ce38" office:value-type="string">
            <text:p>Negligência</text:p>
          </table:table-cell>
          <table:table-cell table:style-name="ce42" office:value-type="string">
            <text:p>Fenómeno -simétrico- a El Niño. Palabras claves: fase fría de ENOS.</text:p>
          </table:table-cell>
          <table:table-cell table:style-name="ce18"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18" office:value-type="string">
            <text:p>Symmetrical phenomenon to El Niño. Key words: cold phase or episode of ENSO</text:p>
          </table:table-cell>
          <table:table-cell table:number-columns-repeated="243"/>
        </table:table-row>
        <table:table-row table:style-name="ro3">
          <table:table-cell table:style-name="ce30" office:value-type="string">
            <text:p>HUMANERROR</text:p>
          </table:table-cell>
          <table:table-cell office:value-type="string">
            <text:p>CD6167</text:p>
          </table:table-cell>
          <table:table-cell table:style-name="ce34" office:value-type="string">
            <text:p>ERRORHUMANO</text:p>
          </table:table-cell>
          <table:table-cell office:value-type="string">
            <text:p>2007-11-21 00:00:00</text:p>
          </table:table-cell>
          <table:table-cell office:value-type="date" office:date-value="2008-01-01">
            <text:p>2008-01-01 00:00:00</text:p>
          </table:table-cell>
          <table:table-cell table:style-name="ce30" office:value-type="string">
            <text:p>Error humano</text:p>
          </table:table-cell>
          <table:table-cell table:style-name="ce38" office:value-type="string">
            <text:p>Human error</text:p>
          </table:table-cell>
          <table:table-cell table:style-name="ce39" office:value-type="string">
            <text:p>Erreur humaine</text:p>
          </table:table-cell>
          <table:table-cell table:style-name="ce38" office:value-type="string">
            <text:p>Outro</text:p>
          </table:table-cell>
          <table:table-cell table:style-name="ce4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11">
          <table:table-cell table:style-name="ce30" office:value-type="string">
            <text:p>EROSION</text:p>
          </table:table-cell>
          <table:table-cell office:value-type="string">
            <text:p>A3D4AF</text:p>
          </table:table-cell>
          <table:table-cell table:style-name="ce34" office:value-type="string">
            <text:p>EROSION</text:p>
          </table:table-cell>
          <table:table-cell office:value-type="string">
            <text:p>2007-11-21 00:00:00</text:p>
          </table:table-cell>
          <table:table-cell office:value-type="date" office:date-value="2008-01-01">
            <text:p>2008-01-01 00:00:00</text:p>
          </table:table-cell>
          <table:table-cell table:style-name="ce30" office:value-type="string">
            <text:p>Erosión</text:p>
          </table:table-cell>
          <table:table-cell table:style-name="ce38" office:value-type="string">
            <text:p>Erosion</text:p>
          </table:table-cell>
          <table:table-cell table:style-name="ce39" office:value-type="string">
            <text:p>Érosion</text:p>
          </table:table-cell>
          <table:table-cell table:style-name="ce38" office:value-type="string">
            <text:p>Pragas</text:p>
          </table:table-cell>
          <table:table-cell table:style-name="ce45" office:value-type="string">
            <text:p>Desgaste de la superficie terrestre por agentes externos como el agua o el viento. Incluye erosión hídrica, eólica y erosión por aguas subterráneas. Como causa de deslizamiento.</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style-name="ce48"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30" office:value-type="string">
            <text:p>ERUPTION</text:p>
          </table:table-cell>
          <table:table-cell office:value-type="string">
            <text:p>B6E200</text:p>
          </table:table-cell>
          <table:table-cell table:style-name="ce34" office:value-type="string">
            <text:p>VOLCAN</text:p>
          </table:table-cell>
          <table:table-cell office:value-type="string">
            <text:p>2007-11-21 00:00:00</text:p>
          </table:table-cell>
          <table:table-cell office:value-type="date" office:date-value="2008-01-01">
            <text:p>2008-01-01 00:00:00</text:p>
          </table:table-cell>
          <table:table-cell table:style-name="ce30" office:value-type="string">
            <text:p>Actividad volcánica</text:p>
          </table:table-cell>
          <table:table-cell table:style-name="ce38" office:value-type="string">
            <text:p>Volcanic Activity</text:p>
          </table:table-cell>
          <table:table-cell table:style-name="ce39" office:value-type="string">
            <text:p>Activité volcanique</text:p>
          </table:table-cell>
          <table:table-cell table:style-name="ce38" office:value-type="string">
            <text:p>Seca</text:p>
          </table:table-cell>
          <table:table-cell table:style-name="ce4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49"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11">
          <table:table-cell table:style-name="ce30" office:value-type="string">
            <text:p>LEAK</text:p>
          </table:table-cell>
          <table:table-cell office:value-type="string">
            <text:p>B6E200</text:p>
          </table:table-cell>
          <table:table-cell table:style-name="ce34" office:value-type="string">
            <text:p>ESCAPE</text:p>
          </table:table-cell>
          <table:table-cell office:value-type="string">
            <text:p>2007-11-21 00:00:00</text:p>
          </table:table-cell>
          <table:table-cell office:value-type="date" office:date-value="2008-01-01">
            <text:p>2008-01-01 00:00:00</text:p>
          </table:table-cell>
          <table:table-cell table:style-name="ce30" office:value-type="string">
            <text:p>Escape</text:p>
          </table:table-cell>
          <table:table-cell table:style-name="ce38" office:value-type="string">
            <text:p>Leak</text:p>
          </table:table-cell>
          <table:table-cell table:style-name="ce39" office:value-type="string">
            <text:p>Fuite</text:p>
          </table:table-cell>
          <table:table-cell table:style-name="ce38" office:value-type="string">
            <text:p>Terremoto</text:p>
          </table:table-cell>
          <table:table-cell table:style-name="ce42" office:value-type="string">
            <text:p>Derrame o fuga de sustancias tóxicas, líquidas, sólidas o gaseosas, radioactivas o no. Como causa de deslizamientos, incendios, intoxicaciones, etc. Excluye los efectos debidos a -Erupción volcánica-.</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30" office:value-type="string">
            <text:p>EXPLOSION</text:p>
          </table:table-cell>
          <table:table-cell office:value-type="string">
            <text:p>9DC420</text:p>
          </table:table-cell>
          <table:table-cell table:style-name="ce34" office:value-type="string">
            <text:p>EXPLOSION</text:p>
          </table:table-cell>
          <table:table-cell office:value-type="string">
            <text:p>2007-11-21 00:00:00</text:p>
          </table:table-cell>
          <table:table-cell office:value-type="date" office:date-value="2008-01-01">
            <text:p>2008-01-01 00:00:00</text:p>
          </table:table-cell>
          <table:table-cell table:style-name="ce30" office:value-type="string">
            <text:p>Explosión</text:p>
          </table:table-cell>
          <table:table-cell table:style-name="ce38" office:value-type="string">
            <text:p>Explosion</text:p>
          </table:table-cell>
          <table:table-cell table:style-name="ce39" office:value-type="string">
            <text:p>Explosion</text:p>
          </table:table-cell>
          <table:table-cell table:style-name="ce38" office:value-type="string">
            <text:p>Madeireira</text:p>
          </table:table-cell>
          <table:table-cell table:style-name="ce4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6">
          <table:table-cell table:style-name="ce30" office:value-type="string">
            <text:p>FAILURE</text:p>
          </table:table-cell>
          <table:table-cell office:value-type="string">
            <text:p>1A9727</text:p>
          </table:table-cell>
          <table:table-cell table:style-name="ce34" office:value-type="string">
            <text:p>FALLA</text:p>
          </table:table-cell>
          <table:table-cell office:value-type="string">
            <text:p>2007-11-21 00:00:00</text:p>
          </table:table-cell>
          <table:table-cell office:value-type="date" office:date-value="2008-01-01">
            <text:p>2008-01-01 00:00:00</text:p>
          </table:table-cell>
          <table:table-cell table:style-name="ce30" office:value-type="string">
            <text:p>Falla</text:p>
          </table:table-cell>
          <table:table-cell table:style-name="ce38" office:value-type="string">
            <text:p>Fault</text:p>
          </table:table-cell>
          <table:table-cell table:style-name="ce39" office:value-type="string">
            <text:p>Faille</text:p>
          </table:table-cell>
          <table:table-cell table:style-name="ce38" office:value-type="string">
            <text:p>Storm</text:p>
          </table:table-cell>
          <table:table-cell table:style-name="ce4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8" office:value-type="string">
            <office:annotation draw:style-name="gr1" draw:text-style-name="P1" svg:width="2.895cm" svg:height="1.795cm" svg:x="41.309cm" svg:y="96.024cm" draw:caption-point-x="17.766cm" draw:caption-point-y="-54.012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18" office:value-type="string">
            <office:annotation draw:style-name="gr1" draw:text-style-name="P1" svg:width="2.895cm" svg:height="1.795cm" svg:x="62.857cm" svg:y="96.024cm" draw:caption-point-x="16.139cm" draw:caption-point-y="-54.012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number-columns-repeated="243"/>
        </table:table-row>
        <table:table-row table:style-name="ro9">
          <table:table-cell table:style-name="ce30" office:value-type="string">
            <text:p>FLOOD</text:p>
          </table:table-cell>
          <table:table-cell office:value-type="string">
            <text:p>95D734</text:p>
          </table:table-cell>
          <table:table-cell table:style-name="ce34" office:value-type="string">
            <text:p>INUNDACION</text:p>
          </table:table-cell>
          <table:table-cell office:value-type="string">
            <text:p>2007-11-21 00:00:00</text:p>
          </table:table-cell>
          <table:table-cell office:value-type="date" office:date-value="2008-01-01">
            <text:p>2008-01-01 00:00:00</text:p>
          </table:table-cell>
          <table:table-cell table:style-name="ce30" office:value-type="string">
            <text:p>Inundación</text:p>
          </table:table-cell>
          <table:table-cell table:style-name="ce38" office:value-type="string">
            <text:p>Inundation</text:p>
          </table:table-cell>
          <table:table-cell table:style-name="ce39" office:value-type="string">
            <text:p>Innondation</text:p>
          </table:table-cell>
          <table:table-cell table:style-name="ce38" office:value-type="string">
            <text:p>Gale</text:p>
          </table:table-cell>
          <table:table-cell table:style-name="ce42" office:value-type="string">
            <text:p>Anegamiento o cubrimiento con agua de un terreno donde se localizen poblaciones, cultivos, bienes o infraestructura. Como causa de sedimentación, epidemias, deslizamientos.</text:p>
          </table:table-cell>
          <table:table-cell table:style-name="ce18"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18"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30" office:value-type="string">
            <text:p>THERMALINVERSION</text:p>
          </table:table-cell>
          <table:table-cell office:value-type="string">
            <text:p>E56EAC</text:p>
          </table:table-cell>
          <table:table-cell table:style-name="ce34" office:value-type="string">
            <text:p>INVTERMICA</text:p>
          </table:table-cell>
          <table:table-cell office:value-type="string">
            <text:p>2007-11-21 00:00:00</text:p>
          </table:table-cell>
          <table:table-cell office:value-type="date" office:date-value="2008-01-01">
            <text:p>2008-01-01 00:00:00</text:p>
          </table:table-cell>
          <table:table-cell table:style-name="ce30" office:value-type="string">
            <text:p>Inversión térmica</text:p>
          </table:table-cell>
          <table:table-cell table:style-name="ce38" office:value-type="string">
            <text:p>Thermic Inversion</text:p>
          </table:table-cell>
          <table:table-cell table:style-name="ce39" office:value-type="string">
            <text:p>Inversion thermique</text:p>
          </table:table-cell>
          <table:table-cell table:style-name="ce38" office:value-type="string">
            <text:p>Inversion thermique</text:p>
          </table:table-cell>
          <table:table-cell table:style-name="ce4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30" office:value-type="string">
            <text:p>LOCALIZATION</text:p>
          </table:table-cell>
          <table:table-cell office:value-type="string">
            <text:p>D6D47A</text:p>
          </table:table-cell>
          <table:table-cell table:style-name="ce34" office:value-type="string">
            <text:p>LOCALIZACION</text:p>
          </table:table-cell>
          <table:table-cell office:value-type="string">
            <text:p>2007-11-21 00:00:00</text:p>
          </table:table-cell>
          <table:table-cell office:value-type="date" office:date-value="2008-01-01">
            <text:p>2008-01-01 00:00:00</text:p>
          </table:table-cell>
          <table:table-cell table:style-name="ce30" office:value-type="string">
            <text:p>Localización</text:p>
          </table:table-cell>
          <table:table-cell table:style-name="ce38" office:value-type="string">
            <text:p>Location</text:p>
          </table:table-cell>
          <table:table-cell table:style-name="ce39" office:value-type="string">
            <text:p>Localisation</text:p>
          </table:table-cell>
          <table:table-cell table:style-name="ce38" office:value-type="string">
            <text:p>Emplacement</text:p>
          </table:table-cell>
          <table:table-cell table:style-name="ce4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5">
          <table:table-cell table:style-name="ce30" office:value-type="string">
            <text:p>RAIN</text:p>
          </table:table-cell>
          <table:table-cell office:value-type="string">
            <text:p>0879F0</text:p>
          </table:table-cell>
          <table:table-cell table:style-name="ce34" office:value-type="string">
            <text:p>LLUVIAS</text:p>
          </table:table-cell>
          <table:table-cell office:value-type="string">
            <text:p>2007-11-21 00:00:00</text:p>
          </table:table-cell>
          <table:table-cell office:value-type="date" office:date-value="2008-01-01">
            <text:p>2008-01-01 00:00:00</text:p>
          </table:table-cell>
          <table:table-cell table:style-name="ce30" office:value-type="string">
            <text:p>Lluvias</text:p>
          </table:table-cell>
          <table:table-cell table:style-name="ce38" office:value-type="string">
            <text:p>Rainfall</text:p>
          </table:table-cell>
          <table:table-cell table:style-name="ce39" office:value-type="string">
            <text:p>Pluies</text:p>
          </table:table-cell>
          <table:table-cell table:style-name="ce38" office:value-type="string">
            <text:p>Les précipitations</text:p>
          </table:table-cell>
          <table:table-cell table:style-name="ce42" office:value-type="string">
            <text:p>Precipitación pluvial. Como causa primaria o disparadora de inundaciones, avenidas torrenciales, deslizamientos, accidentes, etc. Palabras claves: aguacero, chaparrón, chubasco, diluvio, páramo, turbonada.</text:p>
          </table:table-cell>
          <table:table-cell table:style-name="ce18"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18"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9">
          <table:table-cell table:style-name="ce30" office:value-type="string">
            <text:p>FOG</text:p>
          </table:table-cell>
          <table:table-cell office:value-type="string">
            <text:p>DC71C1</text:p>
          </table:table-cell>
          <table:table-cell table:style-name="ce34" office:value-type="string">
            <text:p>NEBLINA</text:p>
          </table:table-cell>
          <table:table-cell office:value-type="string">
            <text:p>2007-11-21 00:00:00</text:p>
          </table:table-cell>
          <table:table-cell office:value-type="date" office:date-value="2008-01-01">
            <text:p>2008-01-01 00:00:00</text:p>
          </table:table-cell>
          <table:table-cell table:style-name="ce30" office:value-type="string">
            <text:p>Neblina</text:p>
          </table:table-cell>
          <table:table-cell table:style-name="ce38" office:value-type="string">
            <text:p>Fog</text:p>
          </table:table-cell>
          <table:table-cell table:style-name="ce39" office:value-type="string">
            <text:p>Brouillard</text:p>
          </table:table-cell>
          <table:table-cell table:style-name="ce38" office:value-type="string">
            <text:p>Brouillard</text:p>
          </table:table-cell>
          <table:table-cell table:style-name="ce42" office:value-type="string">
            <text:p>Masas de nubes que descienden hasta o desde la superficie terrestre. Implica perdida de visibilidad. Como causa de accidentes. Palabras claves: Niebla.</text:p>
          </table:table-cell>
          <table:table-cell table:style-name="ce18"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18" office:value-type="string">
            <text:p>Cloud banks which descend to or rise from the earth surface. Implies loss of visibility. Cause of accidents. Key words: mist.</text:p>
          </table:table-cell>
          <table:table-cell table:number-columns-repeated="243"/>
        </table:table-row>
        <table:table-row table:style-name="ro6">
          <table:table-cell table:style-name="ce30" office:value-type="string">
            <text:p>NEGLIGENCE</text:p>
          </table:table-cell>
          <table:table-cell office:value-type="string">
            <text:p>538286</text:p>
          </table:table-cell>
          <table:table-cell table:style-name="ce34" office:value-type="string">
            <text:p>NEGLIGENCIA</text:p>
          </table:table-cell>
          <table:table-cell office:value-type="string">
            <text:p>2007-11-21 00:00:00</text:p>
          </table:table-cell>
          <table:table-cell office:value-type="date" office:date-value="2008-01-01">
            <text:p>2008-01-01 00:00:00</text:p>
          </table:table-cell>
          <table:table-cell table:style-name="ce30" office:value-type="string">
            <text:p>Negligencia</text:p>
          </table:table-cell>
          <table:table-cell table:style-name="ce38" office:value-type="string">
            <text:p>Negligence</text:p>
          </table:table-cell>
          <table:table-cell table:style-name="ce39" office:value-type="string">
            <text:p>Négligence</text:p>
          </table:table-cell>
          <table:table-cell table:style-name="ce38" office:value-type="string">
            <text:p>Négligence</text:p>
          </table:table-cell>
          <table:table-cell table:style-name="ce4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30" office:value-type="string">
            <text:p>OTHER</text:p>
          </table:table-cell>
          <table:table-cell office:value-type="string">
            <text:p>81C600</text:p>
          </table:table-cell>
          <table:table-cell table:style-name="ce34" office:value-type="string">
            <text:p>OTRACAUSA</text:p>
          </table:table-cell>
          <table:table-cell office:value-type="string">
            <text:p>2007-11-21 00:00:00</text:p>
          </table:table-cell>
          <table:table-cell office:value-type="date" office:date-value="2008-01-01">
            <text:p>2008-01-01 00:00:00</text:p>
          </table:table-cell>
          <table:table-cell table:style-name="ce30" office:value-type="string">
            <text:p>Otra causa</text:p>
          </table:table-cell>
          <table:table-cell table:style-name="ce38" office:value-type="string">
            <text:p>Other</text:p>
          </table:table-cell>
          <table:table-cell table:style-name="ce39" office:value-type="string">
            <text:p>Autre cause</text:p>
          </table:table-cell>
          <table:table-cell table:style-name="ce38" office:value-type="string">
            <text:p>Autre</text:p>
          </table:table-cell>
          <table:table-cell table:style-name="ce4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11">
          <table:table-cell table:style-name="ce30" office:value-type="string">
            <text:p>PLAGUE</text:p>
          </table:table-cell>
          <table:table-cell office:value-type="string">
            <text:p>B94638</text:p>
          </table:table-cell>
          <table:table-cell table:style-name="ce34" office:value-type="string">
            <text:p><text:s/></text:p>
          </table:table-cell>
          <table:table-cell office:value-type="string">
            <text:p>2007-11-21 00:00:00</text:p>
          </table:table-cell>
          <table:table-cell office:value-type="date" office:date-value="2008-01-01">
            <text:p>2008-01-01 00:00:00</text:p>
          </table:table-cell>
          <table:table-cell table:style-name="ce30" office:value-type="string">
            <text:p>Plaga</text:p>
          </table:table-cell>
          <table:table-cell table:style-name="ce38" office:value-type="string">
            <text:p>Plagues</text:p>
          </table:table-cell>
          <table:table-cell table:style-name="ce23" office:value-type="string">
            <text:p>Fléaux </text:p>
          </table:table-cell>
          <table:table-cell table:style-name="ce38" office:value-type="string">
            <text:p>Plagues</text:p>
          </table:table-cell>
          <table:table-cell table:style-name="ce42" office:value-type="string">
            <text:p>Proliferación de organismos que afectan a comunidades, a la agricultura, a la ganadería o a bienes perecederos almacenados. Como causa de epidemias, contaminación, etc.</text:p>
          </table:table-cell>
          <table:table-cell table:style-name="ce18"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18" office:value-type="string">
            <text:p>Proliferation of organisms which affect communities, agriculture, livestock or fishing goods. Cause of epidemics, contamination, etc.</text:p>
          </table:table-cell>
          <table:table-cell table:number-columns-repeated="243"/>
        </table:table-row>
        <table:table-row table:style-name="ro9">
          <table:table-cell table:style-name="ce30" office:value-type="string">
            <text:p>DROUGHT</text:p>
          </table:table-cell>
          <table:table-cell office:value-type="string">
            <text:p>DF202F</text:p>
          </table:table-cell>
          <table:table-cell table:style-name="ce34" office:value-type="string">
            <text:p>SEQUIA</text:p>
          </table:table-cell>
          <table:table-cell office:value-type="string">
            <text:p>2007-11-21 00:00:00</text:p>
          </table:table-cell>
          <table:table-cell office:value-type="date" office:date-value="2008-01-01">
            <text:p>2008-01-01 00:00:00</text:p>
          </table:table-cell>
          <table:table-cell table:style-name="ce30" office:value-type="string">
            <text:p>Sequía</text:p>
          </table:table-cell>
          <table:table-cell table:style-name="ce38" office:value-type="string">
            <text:p>Drought</text:p>
          </table:table-cell>
          <table:table-cell table:style-name="ce39" office:value-type="string">
            <text:p>Sécheresse</text:p>
          </table:table-cell>
          <table:table-cell table:style-name="ce38" office:value-type="string">
            <text:p>Touchés par la sécheresse</text:p>
          </table:table-cell>
          <table:table-cell table:style-name="ce42" office:value-type="string">
            <text:p>Temporada seca, sin lluvias, o con déficit de lluvias. Como causa de incendios forestales, biológico (pérdida o migración masiva de animales).</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number-columns-repeated="243"/>
        </table:table-row>
        <table:table-row table:style-name="ro7">
          <table:table-cell table:style-name="ce30" office:value-type="string">
            <text:p>EARTHQUAKE</text:p>
          </table:table-cell>
          <table:table-cell office:value-type="string">
            <text:p>9DCC8A</text:p>
          </table:table-cell>
          <table:table-cell table:style-name="ce34" office:value-type="string">
            <text:p>SISMO</text:p>
          </table:table-cell>
          <table:table-cell office:value-type="string">
            <text:p>2007-11-21 00:00:00</text:p>
          </table:table-cell>
          <table:table-cell office:value-type="date" office:date-value="2008-01-01">
            <text:p>2008-01-01 00:00:00</text:p>
          </table:table-cell>
          <table:table-cell table:style-name="ce30" office:value-type="string">
            <text:p>Sismo</text:p>
          </table:table-cell>
          <table:table-cell table:style-name="ce38" office:value-type="string">
            <text:p>Earthquake</text:p>
          </table:table-cell>
          <table:table-cell table:style-name="ce39" office:value-type="string">
            <text:p>Séisme</text:p>
          </table:table-cell>
          <table:table-cell table:style-name="ce38" office:value-type="string">
            <text:p>Tremblement de terre</text:p>
          </table:table-cell>
          <table:table-cell table:style-name="ce4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30" office:value-type="string">
            <text:p>DEFORESTATION</text:p>
          </table:table-cell>
          <table:table-cell office:value-type="string">
            <text:p>D4B18A</text:p>
          </table:table-cell>
          <table:table-cell table:style-name="ce34" office:value-type="string">
            <text:p>TALA</text:p>
          </table:table-cell>
          <table:table-cell office:value-type="string">
            <text:p>2007-11-21 00:00:00</text:p>
          </table:table-cell>
          <table:table-cell office:value-type="date" office:date-value="2008-01-01">
            <text:p>2008-01-01 00:00:00</text:p>
          </table:table-cell>
          <table:table-cell table:style-name="ce30" office:value-type="string">
            <text:p>Tala</text:p>
          </table:table-cell>
          <table:table-cell table:style-name="ce38" office:value-type="string">
            <text:p>Logging</text:p>
          </table:table-cell>
          <table:table-cell table:style-name="ce39" office:value-type="string">
            <text:p>Déboisement</text:p>
          </table:table-cell>
          <table:table-cell table:style-name="ce38" office:value-type="string">
            <text:p>Exploitation forestière</text:p>
          </table:table-cell>
          <table:table-cell table:style-name="ce42" office:value-type="string">
            <text:p>Equivalente a deforestación. Como causa de inundaciones, deslizamientos, biológico, etc.</text:p>
          </table:table-cell>
          <table:table-cell table:style-name="ce18"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18" office:value-type="string">
            <text:p>Equivalent to deforestation. Cause of flooding, landslides, biological migration or loss, etc.</text:p>
          </table:table-cell>
          <table:table-cell table:number-columns-repeated="243"/>
        </table:table-row>
        <table:table-row table:style-name="ro1">
          <table:table-cell table:style-name="ce30" office:value-type="string">
            <text:p>STORM</text:p>
          </table:table-cell>
          <table:table-cell office:value-type="string">
            <text:p>4284F0</text:p>
          </table:table-cell>
          <table:table-cell table:style-name="ce34" office:value-type="string">
            <text:p>TEMPESTAD</text:p>
          </table:table-cell>
          <table:table-cell office:value-type="string">
            <text:p>2007-11-21 00:00:00</text:p>
          </table:table-cell>
          <table:table-cell office:value-type="date" office:date-value="2008-01-01">
            <text:p>2008-01-01 00:00:00</text:p>
          </table:table-cell>
          <table:table-cell table:style-name="ce30" office:value-type="string">
            <text:p>Tempestad</text:p>
          </table:table-cell>
          <table:table-cell table:style-name="ce38" office:value-type="string">
            <text:p>Storm</text:p>
          </table:table-cell>
          <table:table-cell table:style-name="ce39" office:value-type="string">
            <text:p>Tempête</text:p>
          </table:table-cell>
          <table:table-cell table:style-name="ce38" office:value-type="string">
            <text:p>Storm</text:p>
          </table:table-cell>
          <table:table-cell table:style-name="ce42" office:value-type="string">
            <text:p>Lluvia acompañada de vientos fuertes y/o de descargas eléctricas. Como causa de inundaciones.</text:p>
          </table:table-cell>
          <table:table-cell table:style-name="ce18"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18" office:value-type="string">
            <text:p>Rain, accompanied by strong winds and/or electrical discharge. Cause of flooding.</text:p>
          </table:table-cell>
          <table:table-cell table:number-columns-repeated="243"/>
        </table:table-row>
        <table:table-row table:style-name="ro5">
          <table:table-cell table:style-name="ce30" office:value-type="string">
            <text:p>STRONGWIND</text:p>
          </table:table-cell>
          <table:table-cell office:value-type="string">
            <text:p>145830</text:p>
          </table:table-cell>
          <table:table-cell table:style-name="ce34" office:value-type="string">
            <text:p>VENDAVAL</text:p>
          </table:table-cell>
          <table:table-cell office:value-type="string">
            <text:p>2007-11-21 00:00:00</text:p>
          </table:table-cell>
          <table:table-cell office:value-type="date" office:date-value="2008-01-01">
            <text:p>2008-01-01 00:00:00</text:p>
          </table:table-cell>
          <table:table-cell table:style-name="ce30" office:value-type="string">
            <text:p>Vendaval</text:p>
          </table:table-cell>
          <table:table-cell table:style-name="ce38" office:value-type="string">
            <text:p>Gale</text:p>
          </table:table-cell>
          <table:table-cell table:style-name="ce39" office:value-type="string">
            <text:p>Orages</text:p>
          </table:table-cell>
          <table:table-cell table:style-name="ce38" office:value-type="string">
            <text:p>Gale</text:p>
          </table:table-cell>
          <table:table-cell table:style-name="ce4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4" table:number-rows-repeated="65504">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date-style style:name="N107">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09P0" style:volatile="true">
      <number:text>$ </number:text>
      <number:number number:decimal-places="0" number:min-integer-digits="1" number:grouping="true"/>
    </number:number-style>
    <number:number-style style:name="N109">
      <number:text>$ -</number:text>
      <number:number number:decimal-places="0" number:min-integer-digits="1" number:grouping="true"/>
      <style:map style:condition="value()&gt;=0" style:apply-style-name="N109P0"/>
    </number:number-style>
    <number:number-style style:name="N110P0" style:volatile="true">
      <number:text>$ </number:text>
      <number:number number:decimal-places="0" number:min-integer-digits="1" number:grouping="true"/>
    </number:number-style>
    <number:number-style style:name="N110">
      <style:text-properties fo:color="#ff0000"/>
      <number:text>$ -</number:text>
      <number:number number:decimal-places="0" number:min-integer-digits="1" number:grouping="true"/>
      <style:map style:condition="value()&gt;=0" style:apply-style-name="N110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 </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2" number:min-integer-digits="1" number:grouping="true"/>
      <number:text> </number:text>
    </number:currency-style>
    <number:currency-style style:name="N145">
      <style:text-properties fo:color="#ff0000"/>
      <number:text>(</number:text>
      <number:currency-symbol>€</number:currency-symbol>
      <number:text> </number:text>
      <number:number number:decimal-places="2" number:min-integer-digits="1" number:grouping="true"/>
      <number:text>)</number:text>
      <style:map style:condition="value()&gt;=0" style:apply-style-name="N145P0"/>
    </number:currency-style>
    <number:number-style style:name="N146">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25">25/01/2010</text:date>, <text:time>07:43: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18T13:44:00</meta:creation-date>
    <dc:date>2010-01-25T07:43:05.37</dc:date>
    <meta:editing-cycles>78</meta:editing-cycles>
    <meta:editing-duration>PT13H01M22S</meta:editing-duration>
    <dc:creator>Jhon H. Caicedo</dc:creator>
    <meta:document-statistic meta:table-count="2" meta:cell-count="884" meta:object-count="0"/>
    <meta:user-defined meta:name="Info 1"/>
    <meta:user-defined meta:name="Info 2"/>
    <meta:user-defined meta:name="Info 3"/>
    <meta:user-defined meta:name="Info 4"/>
  </office:meta>
</office:document-meta>
</file>